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break-before="pag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ITLE</text:p>
      <text:p text:style-name="Standard"/>
      <text:p text:style-name="Standard">Frank van Smeden ~ s1101560</text:p>
      <text:p text:style-name="Standard"/>
      <text:p text:style-name="P2">abstract</text:p>
      <text:p text:style-name="Standard"/>
      <text:p text:style-name="Standard">introduction</text:p>
      <text:p text:style-name="Standard"/>
      <text:p text:style-name="Standard">Statistical report</text:p>
      <text:p text:style-name="Standard"/>
      <text:p text:style-name="Standard">code description</text:p>
      <text:p text:style-name="Standard"/>
      <text:p text:style-name="Standard">experiments:</text:p>
      <text:list xml:id="list755471007" text:style-name="L1">
        <text:list-item>
          <text:list>
            <text:list-item>
              <text:p text:style-name="P1">what did you use for the experiments</text:p>
            </text:list-item>
            <text:list-item>
              <text:p text:style-name="P1">any pre-processing done to improve the quality of your results?</text:p>
            </text:list-item>
            <text:list-item>
              <text:p text:style-name="P1">Your system paramters?</text:p>
            </text:list-item>
            <text:list-item>
              <text:p text:style-name="P1">Any post-processing done to improve the quality of your results</text:p>
            </text:list-item>
            <text:list-item>
              <text:p text:style-name="P1">analysis of results of the experiment and their significance</text:p>
            </text:list-item>
          </text:list>
        </text:list-item>
      </text:list>
      <text:p text:style-name="Standard"/>
      <text:p text:style-name="Standard">Summary of resul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box </meta:initial-creator>
    <meta:creation-date>2011-11-21T17:24:45</meta:creation-date>
    <meta:document-statistic meta:table-count="0" meta:image-count="0" meta:object-count="0" meta:page-count="2" meta:paragraph-count="13" meta:word-count="60" meta:character-count="365" meta:non-whitespace-character-count="323"/>
    <dc:date>2011-11-21T17:29:50</dc:date>
    <dc:creator>sandbox </dc:creator>
    <meta:editing-duration>PT5M7S</meta:editing-duration>
    <meta:editing-cycles>1</meta:editing-cycles>
    <meta:generator>LibreOffice/3.4$Linux LibreOffice_project/340m1$Build-302</meta:generator>
  </office:meta>
</office:document-meta>
</file>